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erformance of each team member</text:h>
      <text:p text:style-name="Standard"><text:line-break/><text:span text:style-name="T1">Daniel Cornwell (Deputy Project Manager)</text:span></text:p>
      <text:p text:style-name="Standard"/>
      <text:p text:style-name="Standard">Daniel's duties were involved around coding, initially this was regarding the database connection code and interaction over Java and then later his work was primarily over the API/ JSON connections between our server and other servers. Each of these tasks required a substantial amount of research as these tasks where never something that either of us had done previously within Java.<text:line-break/><text:line-break/>Daniel never expressed interest with his position of Deputy Project Manager, however this position was only filled in the case that the primary Project Manager was away/unable to attend and run meetings/fulfill his duties. So while Daniel didn't undertake any project management tasks it was only because they weren’t needed <text:s/>throughout the project.</text:p>
      <text:p text:style-name="Standard"/>
      <text:p text:style-name="Standard">Daniel's performance for the project was great and generally helpful to myself and to other project members. He was consistently a great worker for the group project and every task he was given was completed, and even if something wasn't working as it should in the code, it was a very close implementation of what we required.</text:p>
      <text:p text:style-name="Standard"/>
      <text:p text:style-name="Standard">Daniel turned up to almost every meeting, missing perhaps 1 meeting for which he had informed me beforehand. Overall he was a great member of the team with a superb performance.</text:p>
      <text:p text:style-name="Standard"/>
      <text:p text:style-name="Standard">Agreed with group member? (yes or no) if no why?</text:p>
      <text:p text:style-name="Standard"/>
      <text:p text:style-name="P1">Daniel Steucy</text:p>
      <text:p text:style-name="Standard"/>
      <text:p text:style-name="Standard">Daniel's duties where quite varied, as he was required to be pulled away from a certain task if that task required more work or if it appeared to be too challenging. His primary tasks involved documentation as well as writing the JUnit tests that our project can be tested against. During implementation and testing week Daniel was working with Daniel Cornwell with the API as well as various JSP-related tasks.</text:p>
      <text:p text:style-name="Standard"/>
      <text:p text:style-name="Standard">Daniel's production of work left a lot to be desired, he failed to complete certain work that was asked of him and would often forget that he was given a task to complete, or to update a certain document. This deficit in productivity was likely due to simple forgetfulness, and because he attended the meeting he didn't think to read the minutes to remind himself of any tasks.<text:line-break/><text:line-break/>Towards the end of the project, during work week, I felt he really tried harder to help with work and generally get aspects of the project working. So while I was pleased with his effort and work during implementation and testing week, that level of work and dedication could have really been helpful to the entire project rather than just in the final hurdle regarding the code/ implementation of code.</text:p>
      <text:p text:style-name="Standard"/>
      <text:p text:style-name="Standard">Agreed with group member? (yes or no) if no why?</text:p>
      <text:p text:style-name="Standard"/>
      <text:p text:style-name="Standard">Agreed with Daniel</text:p>
      <text:p text:style-name="Standard"/>
      <text:p text:style-name="P1">Adrian Gawryszewski</text:p>
      <text:p text:style-name="Standard"/>
      <text:p text:style-name="Standard">Adrian's duties involved certain aspects of documentation as well as getting the basic idea of a HTML and CSS set-up for the front end of the website. He also took part in JSP conversion of his HTML files into JSP files.</text:p>
      <text:p text:style-name="Standard"><text:soft-page-break/></text:p>
      <text:p text:style-name="Standard">Adrian's production of work was relatively consistent and the work he produced was generally fine, however we had real problems with the work he created being integrated with the project. This problem completely stems from the fact that Adrian found it impossible to get Github working with his version of the Mac operating system which unfortunately made all of his work hard to implement or get updated between all members of the group project. This was a problem during the main development stages of the group project but it became a complete mess during coding week, where Adrian was working on code but it was either outdated from small updates made by other team members or generally hard for us to get a hold of that work to continue development.</text:p>
      <text:p text:style-name="Standard"/>
      <text:p text:style-name="Standard">Regardless of these problems Adrian was a very helpful and enthusiastic worker, although I feel that due to his prior engagements that he couldn't change (his job) he was unable to attend several meetings. Although this is not his fault, it did create problems between him and the group - problems that could have potentially been avoided with better minute-taking and uploading.<text:line-break/></text:p>
      <text:p text:style-name="Standard"/>
      <text:p text:style-name="Standard">Agreed with group member? (yes or no) if no why?</text:p>
      <text:p text:style-name="Standard"/>
      <text:p text:style-name="Standard"/>
      <text:p text:style-name="P1">Stoyko Kodzhabeshev</text:p>
      <text:p text:style-name="Standard"/>
      <text:p text:style-name="Standard">Stoyko's duties involved coding of various aspects of the project, focusing on certain algorithms such as fighting as well as writing JUnit tests for the project and his own code/algorithms. He was also responsible for large amounts of the initial Java code, setting up the classes and making the “skeleton” code for the entire project. During implementation and testing week Stoyko was very active in the updating of various tests as well as monster constructors in the set-up for changes in the SQL database and API updates.</text:p>
      <text:p text:style-name="Standard"/>
      <text:p text:style-name="Standard">Stoyko's performance for the project was helpful and at a good level. His coding ability was definitely one of the strongest in the group, however I don't think he fully understood the project which made all work that he did limited in quantity, or I didn't feel that he could take some initiative and would ask me for work constantly never surpassing/improving his implementation of the work that he was given. So while his performance was great when he had work to do, he was always asking me for tasks, doing them to the letter and never taking any initiative and building upon his work.</text:p>
      <text:p text:style-name="Standard"/>
      <text:p text:style-name="Standard">While I agree that this could also be the fault of the Project Manager not being able to give him more detailed instructions, group members are expected to try and take some initiative and not wait around for the Project Manager's input at every turn.</text:p>
      <text:p text:style-name="Standard"/>
      <text:p text:style-name="Standard">Agreed with group member? (yes or no) if no why?</text:p>
      <text:p text:style-name="Standard"/>
      <text:p text:style-name="Standard">Agreed with Stoyko</text:p>
      <text:p text:style-name="Standard"/>
      <text:p text:style-name="P1">Sam Clements (Deputy QA Manager) </text:p>
      <text:p text:style-name="Standard"/>
      <text:p text:style-name="Standard">Sam's duties were mostly to do with certain design aspects regarding the entire project folder layout, GitHub “Guru”. This involved generally fixing the problems that we had with the GitHub when we had conflicting code uploads (which was a common problem) as well as other design additions during the project. Sam was also responsible for other sections of coding such as breeding, and he also seemed to inadvertently take an active role in general code “maintenance”, making sure things were tabbed properly and that they met the coding standards. While this was <text:soft-page-break/>done well, this was the task of the QA Manager, therefore I feel that his time and skills could have been more focused on codes of greater complexity. Sam seemed to have a good idea of how this project would come together and how certain aspects should work based on him doing them in personal projects previously.</text:p>
      <text:p text:style-name="Standard"/>
      <text:p text:style-name="Standard">Overall Sam's performance was decent and steady, however as he seemed to be one of the best coders of our group, in my opinion he could have done more with the tasks that he was given, or he could have been more active in the harder to code sections of the project. Sam would seem to take it upon his self to do work for which he was perhaps “over qualified”, the example being the cleaning up of code during coding week. As I've said, while this was under his deputy QA Manager title, I feel his skills could have been put to better use.</text:p>
      <text:p text:style-name="Standard"/>
      <text:p text:style-name="Standard">Sam attending almost all of the meetings, missing only a few, and he was generally a great input to the team, but I do feel he could have done more complex tasks as he was competent enough to do so more easily than others in the group.</text:p>
      <text:p text:style-name="Standard"/>
      <text:p text:style-name="Standard">Agreed with group member? (yes or no) if no why?</text:p>
      <text:p text:style-name="Standard"/>
      <text:p text:style-name="Standard">Agreed with Sam</text:p>
      <text:p text:style-name="Standard"/>
      <text:p text:style-name="P1">Miles Warburton</text:p>
      <text:p text:style-name="Standard"/>
      <text:p text:style-name="Standard">Miles's duties involved documentation from the beginning as well as various research tasks. His work was not really focused on much coding, if any, but documentation and help in the design/database side of the project in its early stages. Later on in the project, work revolved around some simple JavaScript implementations as well as other small tasks regarding JSP pages.</text:p>
      <text:p text:style-name="Standard"/>
      <text:p text:style-name="Standard">His performance for the entire project seemed slow, or as if it was lacking interest or effort, as things would get done but nothing was done as quick as I could have expected from certain other members of the group. I feel that Miles was very quiet in all the meetings and generally didn't pay much attention or seem particularly interested during the meetings/projects. </text:p>
      <text:p text:style-name="Standard"/>
      <text:p text:style-name="Standard">With him being very quiet and unsure of himself or the work he might have had to do, I feel it's possible that Miles didn't understand all of the work that he was given, however he never voiced this problem.</text:p>
      <text:p text:style-name="Standard"/>
      <text:p text:style-name="Standard">Agreed with group member? (yes or no) if no why?</text:p>
      <text:p text:style-name="Standard"/>
      <text:p text:style-name="P1">John Bolton (QA Manager)</text:p>
      <text:p text:style-name="Standard"/>
      <text:p text:style-name="Standard">John's duties involved being the QA Manager (taking minutes at the meetings, checking over others' work, etc.), so he had a full time job being a QA Manager and was not expected to carry out any other tasks by myself. He did however volunteer to do certain things before his work load properly started, this included helping in some research tasks as well as some initial JUnit tests.</text:p>
      <text:p text:style-name="Standard"/>
      <text:p text:style-name="Standard">John's performance during the entire project started out really well; every week he would turn up to meetings and take the minutes and then upload them. Generally John was a very good QA Manager at the start of the project. However as the project went on, John's note-taking and attendance to some meetings worsened - even if he attended the meetings and took the minutes there were instances when these minutes didn't appear on GitHub or via e-mail.</text:p>
      <text:p text:style-name="Standard"/>
      <text:p text:style-name="Standard">John's job as a QA Manager seemed to dissolve as the project continued. He became less of a QA <text:soft-page-break/>Manager and more a regular person looking to help in aspects of coding. While I allowed John to continue this, a failure of my own responsibility was that I didn't really notice until too late that his work as a QA Manager was somewhat deficient. John had a requirement to check over people's work as it was done and to try to point out flaws in the documents and coding as well as generally suggest possible improvements.</text:p>
      <text:p text:style-name="Standard"/>
      <text:p text:style-name="Standard">None of the documents that were uploaded to a deliverable seemed to have been checked by John, however he cannot be blamed for this lack of work entirely as work was late to be uploaded to GitHub on regular occasions by various group members. John's overall performance therefore didn't resemble much of a QA Manager, but more of someone looking for something to do for the group while his own work was neglected during most of the project as a whole.</text:p>
      <text:p text:style-name="Standard"/>
      <text:p text:style-name="Standard">Agreed with group member? (yes or no) if no why?</text:p>
      <text:p text:style-name="Standard"/>
      <text:p text:style-name="P1">James Barnett</text:p>
      <text:p text:style-name="Standard"/>
      <text:p text:style-name="Standard">James's duties revolved around research, documentation and some very minor amounts of JavaScript/HTML help during implementation and testing week. His primary role has always however been in documentation as it's one of his stronger areas compared to his programming. </text:p>
      <text:p text:style-name="Standard"/>
      <text:p text:style-name="Standard">James's performance for the group project as a whole was very good. He was able to get done to a suitable standard work and anything else that was asked of him. He was constantly in contact with myself generally trying to make sure he was doing the correct work and asking me small questions or for my opinion on certain things. James has been rather helpful during the project for a number of documentation or research-related tasks. Unfortunately due to his lack of knowledge regarding some of the coding this did make some of the documentation hard for him to do.</text:p>
      <text:p text:style-name="Standard"/>
      <text:p text:style-name="Standard">Overall James had a solid performance throughout the project, being at the meetings rather often as well as giving his input as often as possible. On the other hand, I feel that he would often sell himself short in his ability and his lack of confidence would make me reluctant to give him harder tasks or to give him too much at once, which did make working around his (perceived) ability a task in itself.</text:p>
      <text:p text:style-name="Standard"/>
      <text:p text:style-name="Standard">Agreed with group member? (yes or no) if no why?</text:p>
      <text:p text:style-name="Standard"/>
      <text:p text:style-name="Standard">James agrees with this report.</text:p>
      <text:p text:style-name="Standard"/>
      <text:p text:style-name="P1">Nathan Hand (Project Manager)</text:p>
      <text:p text:style-name="Standard"/>
      <text:p text:style-name="Standard">My tasks were focussed on being the Project Manager. While this took up a large amount of time I also handed myself tasks such as working on documentation when a group member was sick or unable to complete their work as well as setting up the entire remote Tomcat/SQL server, as I had access to those kinds of resources. I also played a large part in the JSP login/registration scripts for the project.</text:p>
      <text:p text:style-name="Standard"/>
      <text:p text:style-name="Standard">My performance as a Project Manager was good but I believe I could have done much better at many aspects of the project management position. I always knew what people were doing and why they were doing it, however this might not have been clear to everyone else at any one time. Thus if I was to become sick for any reason, activities such as the project meetings and general work allocation would have been very hard for my Deputy Project Manager to pick up on.</text:p>
      <text:p text:style-name="Standard"/>
      <text:p text:style-name="Standard">My overall performance was a very active one and I would often make sure that people had <text:soft-page-break/>something to do and that they knew exactly it meant to do such things. However over the Christmas period during which I had set a number of tasks for all group members, almost nothing was done during this time. I am aware that I could have been more pro-active over the Christmas period with regards to making sure everyone was actually doing work. Plans regarding any kind of meeting didn't happen due to 0 activity on GitHub, and I felt at the time that they knew what to do and as such nothing had changed since before Christmas. This was wrong and I should have been more active and on top of the project to make sure that we were much more prepared before implementation and testing week.</text:p>
      <text:p text:style-name="Standard"/>
      <text:p text:style-name="Standard">Agreed with group member? (yes or no) if no why?</text:p>
      <text:p text:style-name="Standard"/>
      <text:p text:style-name="Standard">Agreed with group memb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5T16:36:14.32</meta:creation-date>
    <dc:date>2013-02-17T17:08:08.85</dc:date>
    <meta:editing-duration>P1DT11H41M22S</meta:editing-duration>
    <meta:editing-cycles>63</meta:editing-cycles>
    <meta:generator>OpenOffice.org/3.4.1$Win32 OpenOffice.org_project/341m1$Build-9593</meta:generator>
    <meta:document-statistic meta:table-count="0" meta:image-count="0" meta:object-count="0" meta:page-count="5" meta:paragraph-count="51" meta:word-count="2328" meta:character-count="13221"/>
  </office:meta>
</office:document-meta>
</file>